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bebc2" officeooo:paragraph-rsid="00492ab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d9127" officeooo:paragraph-rsid="00318775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d9127" officeooo:paragraph-rsid="00326c9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100c69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155e2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paragraph-rsid="0018985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paragraph-rsid="00165749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paragraph-rsid="00346c3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paragraph-rsid="0035d70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10f82" officeooo:paragraph-rsid="0035d70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20c16" officeooo:paragraph-rsid="00120c1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20c16" officeooo:paragraph-rsid="00368198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4743" officeooo:paragraph-rsid="00134743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fcb8" officeooo:paragraph-rsid="0014840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a1115" officeooo:paragraph-rsid="001a1115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bf662" officeooo:paragraph-rsid="004613db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597fd" officeooo:paragraph-rsid="002597f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73f0e" officeooo:paragraph-rsid="00273f0e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73f0e" officeooo:paragraph-rsid="0047c6af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8985c" officeooo:paragraph-rsid="001922b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65749" officeooo:paragraph-rsid="00165749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65749" officeooo:paragraph-rsid="0017211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65749" officeooo:paragraph-rsid="002d8237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d8237" officeooo:paragraph-rsid="002d8237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18775" officeooo:paragraph-rsid="00318775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5d705" officeooo:paragraph-rsid="0035d705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aae78" officeooo:paragraph-rsid="003bee8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3de74e" officeooo:paragraph-rsid="003de74e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3de74e" officeooo:paragraph-rsid="004613db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3f43bc" officeooo:paragraph-rsid="003f43bc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7c6af" officeooo:paragraph-rsid="00492abe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92abe" officeooo:paragraph-rsid="00492abe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fo:font-weight="bold" officeooo:rsid="00165749" officeooo:paragraph-rsid="0016574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/>
      <style:text-properties style:font-name="Ubuntu" fo:font-size="14pt" fo:font-weight="bold" officeooo:rsid="00318775" officeooo:paragraph-rsid="00318775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50%"/>
      <style:text-properties style:font-name="Ubuntu" fo:font-size="14pt" fo:font-weight="bold" officeooo:rsid="0035d705" officeooo:paragraph-rsid="0035d705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4613db" officeooo:paragraph-rsid="0047c6af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4613db" officeooo:paragraph-rsid="004613db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normal" officeooo:paragraph-rsid="001922b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style:font-name="Ubuntu" fo:font-size="14pt" fo:font-weight="normal" officeooo:rsid="001bf662" officeooo:paragraph-rsid="004613d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style:font-name="Ubuntu" fo:font-size="14pt" officeooo:paragraph-rsid="0014840a"/>
    </style:style>
    <style:style style:name="P41" style:family="paragraph" style:parent-style-name="Standard">
      <style:paragraph-properties fo:line-height="150%"/>
      <style:text-properties style:font-name="Ubuntu" fo:font-size="14pt" officeooo:paragraph-rsid="000f93ee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officeooo:rsid="00326c97" officeooo:paragraph-rsid="00326c97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fo:font-weight="normal" officeooo:rsid="002a169b" officeooo:paragraph-rsid="004613db" fo:background-color="transparent" style:font-size-asian="14pt" style:font-size-complex="14pt"/>
    </style:style>
    <style:style style:name="P44" style:family="paragraph" style:parent-style-name="Standard">
      <style:paragraph-properties fo:line-height="150%"/>
      <style:text-properties fo:color="#000000" loext:opacity="100%" style:font-name="Ubuntu" fo:font-size="14pt" fo:font-weight="normal" officeooo:rsid="00165749" officeooo:paragraph-rsid="0017211a" fo:background-color="transparent" style:font-size-asian="14pt" style:font-size-complex="14pt"/>
    </style:style>
    <style:style style:name="P45" style:family="paragraph" style:parent-style-name="Standard">
      <style:paragraph-properties fo:line-height="150%"/>
      <style:text-properties fo:color="#000000" loext:opacity="100%" style:font-name="Ubuntu" fo:font-size="14pt" fo:font-weight="normal" officeooo:rsid="00165749" officeooo:paragraph-rsid="00165749" fo:background-color="transparent" style:font-size-asian="14pt" style:font-size-complex="14pt"/>
    </style:style>
    <style:style style:name="P46" style:family="paragraph" style:parent-style-name="Standard">
      <style:paragraph-properties fo:line-height="150%"/>
      <style:text-properties fo:color="#000000" loext:opacity="100%" style:font-name="Ubuntu" fo:font-size="14pt" fo:font-weight="normal" officeooo:rsid="00165749" officeooo:paragraph-rsid="0018985c" fo:background-color="transparent" style:font-size-asian="14pt" style:font-size-complex="14pt"/>
    </style:style>
    <style:style style:name="P47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48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7211a" fo:background-color="transparent" style:font-size-asian="14pt" style:font-size-complex="14pt"/>
    </style:style>
    <style:style style:name="P49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0f93ee" fo:background-color="#dddddd" style:font-size-asian="14pt" style:font-size-complex="14pt"/>
    </style:style>
    <style:style style:name="P50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51" style:family="paragraph" style:parent-style-name="Standard">
      <style:paragraph-properties fo:line-height="150%"/>
      <style:text-properties fo:color="#000000" loext:opacity="100%" style:font-name="Ubuntu" fo:font-size="14pt" officeooo:paragraph-rsid="00165749" fo:background-color="transparent" style:font-size-asian="14pt" style:font-size-complex="14pt"/>
    </style:style>
    <style:style style:name="P52" style:family="paragraph" style:parent-style-name="Standard">
      <style:paragraph-properties fo:line-height="150%"/>
      <style:text-properties fo:color="#000000" loext:opacity="100%" style:font-name="Ubuntu" fo:font-size="14pt" officeooo:paragraph-rsid="0017211a" fo:background-color="transparent" style:font-size-asian="14pt" style:font-size-complex="14pt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65749" officeooo:paragraph-rsid="0017211a" fo:background-color="transparent" style:font-size-asian="14pt" style:font-size-complex="14pt"/>
    </style:style>
    <style:style style:name="P5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6" style:family="paragraph" style:parent-style-name="Heading_20_2">
      <style:paragraph-properties fo:text-align="center" style:justify-single-word="false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318775" officeooo:paragraph-rsid="0031877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2a169b" officeooo:paragraph-rsid="002a169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1bf662" officeooo:paragraph-rsid="004613db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1bf662" officeooo:paragraph-rsid="0047c6af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fo:font-weight="normal" officeooo:rsid="001bf662" officeooo:paragraph-rsid="00492abe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style:font-name="Ubuntu" fo:font-size="14pt" fo:font-weight="normal" officeooo:rsid="0044d64f" officeooo:paragraph-rsid="004613db" fo:background-color="#dddddd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44d64f" officeooo:paragraph-rsid="0042241c" fo:background-color="#ddddd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style:font-name="Ubuntu" fo:font-size="14pt" fo:font-weight="normal" officeooo:rsid="00273f0e" officeooo:paragraph-rsid="0047c6af" fo:background-color="#ddddd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style:font-name="Ubuntu" fo:font-size="14pt" officeooo:rsid="00326c97" officeooo:paragraph-rsid="00326c97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68198" officeooo:paragraph-rsid="00368198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1bf662" officeooo:paragraph-rsid="002d21f7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492abe" officeooo:paragraph-rsid="00492abe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4cbfad" officeooo:paragraph-rsid="004cbfa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fo:color="#000000" loext:opacity="100%" style:font-name="Ubuntu" fo:font-size="14pt" fo:font-weight="normal" officeooo:rsid="00165749" officeooo:paragraph-rsid="002c2175" fo:background-color="transparent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35d705" fo:background-color="#dddddd" loext:char-shading-value="0"/>
    </style:style>
    <style:style style:name="T3" style:family="text">
      <style:text-properties officeooo:rsid="0013fcb8" fo:background-color="#dddddd" loext:char-shading-value="0" style:font-size-asian="14pt" style:font-size-complex="14pt"/>
    </style:style>
    <style:style style:name="T4" style:family="text">
      <style:text-properties officeooo:rsid="0014840a" fo:background-color="#dddddd" loext:char-shading-value="0" style:font-size-asian="14pt" style:font-size-complex="14pt"/>
    </style:style>
    <style:style style:name="T5" style:family="text">
      <style:text-properties officeooo:rsid="0038f1f6" fo:background-color="#dddddd" loext:char-shading-value="0"/>
    </style:style>
    <style:style style:name="T6" style:family="text">
      <style:text-properties officeooo:rsid="00273f0e" fo:background-color="#dddddd" loext:char-shading-value="0"/>
    </style:style>
    <style:style style:name="T7" style:family="text">
      <style:text-properties officeooo:rsid="00231b05" fo:background-color="#dddddd" loext:char-shading-value="0"/>
    </style:style>
    <style:style style:name="T8" style:family="text">
      <style:text-properties fo:background-color="#dddddd" loext:char-shading-value="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f1f6" style:font-weight-asian="bold" style:font-weight-complex="bold"/>
    </style:style>
    <style:style style:name="T11" style:family="text">
      <style:text-properties fo:font-weight="bold" officeooo:rsid="0028a41a" style:font-weight-asian="bold" style:font-weight-complex="bold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c996" style:font-weight-asian="normal" style:font-weight-complex="normal"/>
    </style:style>
    <style:style style:name="T15" style:family="text">
      <style:text-properties fo:font-weight="normal" officeooo:rsid="004141da" style:font-weight-asian="normal" style:font-weight-complex="normal"/>
    </style:style>
    <style:style style:name="T16" style:family="text">
      <style:text-properties fo:font-weight="normal" officeooo:rsid="0043c3a3" style:font-weight-asian="normal" style:font-weight-complex="normal"/>
    </style:style>
    <style:style style:name="T17" style:family="text">
      <style:text-properties fo:font-weight="normal" officeooo:rsid="00231b05" style:font-weight-asian="normal" style:font-weight-complex="normal"/>
    </style:style>
    <style:style style:name="T18" style:family="text">
      <style:text-properties fo:font-weight="normal" officeooo:rsid="00454396" style:font-weight-asian="normal" style:font-weight-complex="normal"/>
    </style:style>
    <style:style style:name="T19" style:family="text">
      <style:text-properties fo:font-weight="normal" officeooo:rsid="004613db" style:font-weight-asian="normal" style:font-weight-complex="normal"/>
    </style:style>
    <style:style style:name="T20" style:family="text">
      <style:text-properties fo:font-weight="normal" officeooo:rsid="0047c6af" style:font-weight-asian="normal" style:font-weight-complex="normal"/>
    </style:style>
    <style:style style:name="T21" style:family="text">
      <style:text-properties fo:font-weight="normal" officeooo:rsid="00165749"/>
    </style:style>
    <style:style style:name="T22" style:family="text">
      <style:text-properties fo:font-weight="normal" fo:background-color="#dddddd" loext:char-shading-value="0" style:font-weight-asian="normal" style:font-weight-complex="normal"/>
    </style:style>
    <style:style style:name="T23" style:family="text">
      <style:text-properties fo:font-weight="normal" officeooo:rsid="0043c3a3" fo:background-color="#dddddd" loext:char-shading-value="0" style:font-weight-asian="normal" style:font-weight-complex="normal"/>
    </style:style>
    <style:style style:name="T24" style:family="text">
      <style:text-properties fo:font-weight="normal" officeooo:rsid="0044d64f" fo:background-color="#dddddd" loext:char-shading-value="0" style:font-weight-asian="normal" style:font-weight-complex="normal"/>
    </style:style>
    <style:style style:name="T25" style:family="text">
      <style:text-properties fo:font-weight="normal" officeooo:rsid="00273f0e" fo:background-color="#dddddd" loext:char-shading-value="0" style:font-weight-asian="normal" style:font-weight-complex="normal"/>
    </style:style>
    <style:style style:name="T26" style:family="text">
      <style:text-properties fo:font-weight="normal" officeooo:rsid="00231b05" fo:background-color="#dddddd" loext:char-shading-value="0" style:font-weight-asian="normal" style:font-weight-complex="normal"/>
    </style:style>
    <style:style style:name="T27" style:family="text">
      <style:text-properties fo:font-weight="normal" officeooo:rsid="0047c6af" fo:background-color="#dddddd" loext:char-shading-value="0" style:font-weight-asian="normal" style:font-weight-complex="normal"/>
    </style:style>
    <style:style style:name="T28" style:family="text">
      <style:text-properties fo:font-weight="normal" officeooo:rsid="004613db" fo:background-color="#dddddd" loext:char-shading-value="0" style:font-weight-asian="normal" style:font-weight-complex="normal"/>
    </style:style>
    <style:style style:name="T29" style:family="text">
      <style:text-properties fo:font-weight="normal" officeooo:rsid="004613db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size-asian="14pt" style:font-size-complex="14pt"/>
    </style:style>
    <style:style style:name="T31" style:family="text">
      <style:text-properties fo:font-variant="normal" fo:text-transform="none" fo:color="#000000" loext:opacity="100%" fo:letter-spacing="normal" fo:font-style="normal" fo:font-weight="normal" officeooo:rsid="0014840a" fo:background-color="#dddddd" loext:char-shading-value="0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0ea718" style:font-size-asian="14pt" style:font-size-complex="14pt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officeooo:rsid="000f9d94"/>
    </style:style>
    <style:style style:name="T36" style:family="text">
      <style:text-properties officeooo:rsid="00110f82"/>
    </style:style>
    <style:style style:name="T37" style:family="text">
      <style:text-properties officeooo:rsid="0014840a"/>
    </style:style>
    <style:style style:name="T38" style:family="text">
      <style:text-properties officeooo:rsid="0013fcb8" style:font-size-asian="14pt" style:font-size-complex="14pt"/>
    </style:style>
    <style:style style:name="T39" style:family="text">
      <style:text-properties officeooo:rsid="0014840a" style:font-size-asian="14pt" style:font-size-complex="14pt"/>
    </style:style>
    <style:style style:name="T40" style:family="text">
      <style:text-properties fo:color="#000000" loext:opacity="100%" fo:background-color="transparent" loext:char-shading-value="0"/>
    </style:style>
    <style:style style:name="T41" style:family="text">
      <style:text-properties fo:color="#000000" loext:opacity="100%" officeooo:rsid="001922bc" fo:background-color="transparent" loext:char-shading-value="0"/>
    </style:style>
    <style:style style:name="T42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43" style:family="text">
      <style:text-properties fo:color="#000000" loext:opacity="100%" fo:font-weight="normal" officeooo:rsid="00492abe" fo:background-color="transparent" loext:char-shading-value="0" style:font-weight-asian="normal" style:font-weight-complex="normal"/>
    </style:style>
    <style:style style:name="T44" style:family="text">
      <style:text-properties fo:color="#000000" loext:opacity="100%" fo:font-weight="normal" fo:background-color="#dddddd" loext:char-shading-value="0" style:font-weight-asian="normal" style:font-weight-complex="normal"/>
    </style:style>
    <style:style style:name="T45" style:family="text">
      <style:text-properties officeooo:rsid="00155e2d"/>
    </style:style>
    <style:style style:name="T46" style:family="text">
      <style:text-properties officeooo:rsid="00231b05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04613db" style:font-weight-asian="normal" style:font-weight-complex="normal"/>
    </style:style>
    <style:style style:name="T49" style:family="text">
      <style:text-properties officeooo:rsid="002d21f7"/>
    </style:style>
    <style:style style:name="T50" style:family="text">
      <style:text-properties officeooo:rsid="0035d705"/>
    </style:style>
    <style:style style:name="T51" style:family="text">
      <style:text-properties officeooo:rsid="003779ae"/>
    </style:style>
    <style:style style:name="T52" style:family="text">
      <style:text-properties officeooo:rsid="0038f1f6"/>
    </style:style>
    <style:style style:name="T53" style:family="text">
      <style:text-properties officeooo:rsid="003bee83"/>
    </style:style>
    <style:style style:name="T54" style:family="text">
      <style:text-properties officeooo:rsid="003de74e"/>
    </style:style>
    <style:style style:name="T55" style:family="text">
      <style:text-properties officeooo:rsid="0044d64f"/>
    </style:style>
    <style:style style:name="T56" style:family="text">
      <style:text-properties officeooo:rsid="00454396"/>
    </style:style>
    <style:style style:name="T57" style:family="text">
      <style:text-properties officeooo:rsid="004ae428"/>
    </style:style>
    <style:style style:name="T58" style:family="text">
      <style:text-properties officeooo:rsid="004cb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Regex 03</text:h>
      <text:p text:style-name="P25">Com o regex é possível encontrar coisas dentro de u mtexto e fazer o que quiser: extrair, substituir, validar ou remover</text:p>
      <text:p text:style-name="P2">_____________________________________________________________________</text:p>
      <text:h text:style-name="P55" text:outline-level="2">Caracteristicas do replace</text:h>
      <text:p text:style-name="P25">No metodo replace, quando o regex conter algum grupo será possível acessa-lo usando crifão e o numero do grupo: <text:span text:style-name="T1">$1 </text:span><text:s/>← grupo 1, <text:span text:style-name="T1">$2 </text:span><text:s/>← grupo 2 etc.</text:p>
      <text:p text:style-name="P25">Com isso se torna possível não apenas substituir como tambem adicionar coisas nos padrões encontrados: <text:span text:style-name="T22">string.replace(regex, “$1”) </text:span></text:p>
      <text:p text:style-name="P57"/>
      <text:p text:style-name="P57">Dentro das aspas é possível adicionar qualquer coisa, tanto antes quanto depois (é impossivel adicionar no meio do padrão):</text:p>
      <text:p text:style-name="P34">Adicionando aspas: <text:span text:style-name="T22">string.replace(regex, “”$1””) </text:span></text:p>
      <text:p text:style-name="P34">Adicionando setas: <text:span text:style-name="T22">string.replace(regex, “→ $1 ←”) </text:span></text:p>
      <text:p text:style-name="P34">Adicionando tags html: <text:span text:style-name="T22">string.replace(regex, “&lt;h1&gt;$1&lt;/h1&gt;”) </text:span></text:p>
      <text:p text:style-name="P42"><text:span text:style-name="T33">(</text:span><text:span text:style-name="T32">Se for adicionar em uma pagina irá aparecer como um titulo de nivel 1)</text:span></text:p>
      <text:p text:style-name="P65"/>
      <text:p text:style-name="P42"><text:span text:style-name="T34">Obs:</text:span><text:span text:style-name="T32"> A junção de: regex + replace + grupos + função = Muito poder</text:span></text:p>
      <text:p text:style-name="P3">_____________________________________________________________________</text:p>
      <text:h text:style-name="P55" text:outline-level="2">Selecionando tags</text:h>
      <text:p text:style-name="P49">&lt;.+?&gt;.+?&lt;\/.+?&gt; </text:p>
      <text:p text:style-name="P41">&lt;(.+?)&gt;.+?&lt;\/\1&gt; </text:p>
      <text:p text:style-name="P41">&lt;(\w<text:span text:style-name="T35">[1-6]</text:span>)&gt;.+?&lt;\/\1&gt; </text:p>
      <text:p text:style-name="P41">&lt;(.+?).*&gt;.+?&lt;\/\1&gt; </text:p>
      <text:p text:style-name="P8"/>
      <text:p text:style-name="P8"/>
      <text:p text:style-name="P8"><text:soft-page-break/>_____________________________________________________________________</text:p>
      <text:h text:style-name="P55" text:outline-level="2">Negação</text:h>
      <text:p text:style-name="P9">É <text:span text:style-name="T50">possível negar palavras/caracteres especificos, ou seja, pegar a string toda menos uma palavra/caractere, basicamente vai identificar tudo menos o que esta dentro dos colchetes. Para fazer isso coloque </text:span><text:span text:style-name="T2">^ </text:span><text:span text:style-name="T50"><text:s/>no começo: </text:span></text:p>
      <text:p text:style-name="P9"><text:span text:style-name="T2">[^] </text:span><text:span text:style-name="T50"><text:s/>← Negação</text:span></text:p>
      <text:p text:style-name="P4"/>
      <text:p text:style-name="P35">Ex:</text:p>
      <text:p text:style-name="P26"><text:span text:style-name="T1">[^rafael] </text:span><text:s/>← <text:span text:style-name="T36">Identifica qualquer coisa menos rafael</text:span></text:p>
      <text:p text:style-name="P26"><text:span text:style-name="T1">[^234] </text:span><text:s/>← I<text:span text:style-name="T36">dentifica qualquer coisa menos 2, 3 ou 4</text:span></text:p>
      <text:p text:style-name="P10">_____________________________________________________________________</text:p>
      <text:h text:style-name="P55" text:outline-level="2">Conjunto</text:h>
      <text:p text:style-name="P66">Os colchetes tambem funcionam como ‘ou’, tudo o que estiver dentro dos colchetes poderá ser identificado (separadamente):</text:p>
      <text:p text:style-name="P13"><text:span text:style-name="T1">[ <text:s/>] </text:span><text:s/>← Conjunto</text:p>
      <text:p text:style-name="P11"><text:span text:style-name="T1">[abc] </text:span><text:s/>← Localiza a, b e c</text:p>
      <text:p text:style-name="P11"><text:span text:style-name="T1">[123] </text:span><text:s/>← Localiza 1, 2 e 3</text:p>
      <text:p text:style-name="P11"/>
      <text:p text:style-name="P11">Para encontrar sequencias, ou seja, identificar o que esta dentro dos colchetes em sequencia basta botar <text:span text:style-name="T1">+ </text:span>:</text:p>
      <text:p text:style-name="P11"><text:span text:style-name="T1">[abc]+ </text:span><text:s/>← Localiza abc</text:p>
      <text:p text:style-name="P11"><text:span text:style-name="T1">[123]+ </text:span><text:s/>← Localiza 123</text:p>
      <text:p text:style-name="P12">_____________________________________________________________________</text:p>
      <text:h text:style-name="P55" text:outline-level="2">Conjunto Unicode</text:h>
      <text:p text:style-name="P14">Basta pegar o codigo do unicode sem o ‘U+’ e jogar dentro de colchetes, dentro deles coloque <text:span text:style-name="T1">\u </text:span><text:s/><text:span text:style-name="T51">mais o</text:span> codigo unicode: <text:span text:style-name="T1">[\uCODIGO] </text:span></text:p>
      <text:p text:style-name="P40"><text:span text:style-name="T3">[</text:span><text:span text:style-name="T4">\u</text:span><text:span text:style-name="T30">0026</text:span><text:span text:style-name="T3">] </text:span><text:span text:style-name="T38"><text:s/>← </text:span><text:span text:style-name="T39">localiza o caractere &amp;</text:span></text:p>
      <text:p text:style-name="P40"><text:span text:style-name="T3">[</text:span><text:span text:style-name="T4">\u</text:span><text:span text:style-name="T31">0021</text:span><text:span text:style-name="T3">] </text:span><text:span text:style-name="T38"><text:s/>← </text:span><text:span text:style-name="T39">Localiza o caractere !</text:span></text:p>
      <text:p text:style-name="P40"><text:soft-page-break/><text:span text:style-name="T4">[\u</text:span><text:span text:style-name="T30">00A0-</text:span><text:span text:style-name="T31">\u00BA</text:span><text:span text:style-name="T4">] </text:span><text:span text:style-name="T39"><text:s/>← Localiza de um caractere até outro</text:span></text:p>
      <text:p text:style-name="P4"/>
      <text:p text:style-name="P4"><text:span text:style-name="T10">Obs:</text:span><text:span text:style-name="T52"> </text:span>É <text:span text:style-name="T37">bom pra achar letras acentuadas, fazendo um intervalo </text:span><text:span text:style-name="T45">delas</text:span><text:span text:style-name="T37"> olhando na tabela unicode</text:span></text:p>
      <text:p text:style-name="P5">_____________________________________________________________________</text:p>
      <text:h text:style-name="P56" text:outline-level="2">Dotall</text:h>
      <text:p text:style-name="P15"><text:span text:style-name="T1">regex.dotall </text:span><text:s/>← Verifica se a flag <text:span text:style-name="T5">s </text:span><text:s/>tá ativa/foi usada e retorna true ou false</text:p>
      <text:p text:style-name="P6">_____________________________________________________________________</text:p>
      <text:h text:style-name="P55" text:outline-level="2">LookAround</text:h>
      <text:p text:style-name="P27">São expressões regulares que <text:span text:style-name="T53">identificam se</text:span> palavras/caracteres especificos <text:span text:style-name="T53">estão na string e dependendo fazem algo, como retornar uma string sem a palavra especificada, retornar uma string caso a palavra especificada não exista nela, ou apenas </text:span><text:span text:style-name="T54">forçando palavras/caracteres especificos.</text:span></text:p>
      <text:p text:style-name="P28">Tem dois tipos de lookaround, lookahead que seleciona tudo o que estiver do lado esquerdo e lookbehind que seleciona tudo o que estiver do lado direito.</text:p>
      <text:p text:style-name="P30"><text:span text:style-name="T9">Obs:</text:span> Os lookaround não consomem nenhum caractere</text:p>
      <text:p text:style-name="P39">____________________</text:p>
      <text:p text:style-name="P29"><text:span text:style-name="T9">Positive Lookahead: </text:span><text:span text:style-name="T15">Vai </text:span><text:span text:style-name="T16">pegar toda a esquerda de uma string apartir de uma palavra especifica mas não vai pegar a palavra em si, ou seja, se uma palavra especifica existir na string vai selecionar tudo o que esta na esquerda dela mas não ela, tambem serve para forçar uma palavra especifica. Para fazer isso basta envolver entre parênteses e colocar </text:span><text:span text:style-name="T23">?= </text:span><text:span text:style-name="T16"><text:s/>no </text:span></text:p>
      <text:p text:style-name="P29"><text:span text:style-name="T16">começo: </text:span><text:span text:style-name="T24">(?= ) </text:span></text:p>
      <text:p text:style-name="P62"/>
      <text:p text:style-name="P16"><text:span text:style-name="T22">/.</text:span><text:span text:style-name="T25">+</text:span><text:span text:style-name="T26">(?=rafa)</text:span><text:span text:style-name="T22">/</text:span><text:span text:style-name="T26">g </text:span><text:span text:style-name="T17"><text:s/>← </text:span><text:span text:style-name="T18">Verifica se existe ‘rafa’ e se existir </text:span><text:span text:style-name="T19">seleciona</text:span><text:span text:style-name="T18"> tudo o que esta na esquerda de ‘rafa’ menos ele</text:span></text:p>
      <text:p text:style-name="P16"><text:span text:style-name="T1">/.</text:span><text:span text:style-name="T6">+</text:span><text:span text:style-name="T7">(?=\d)</text:span><text:span text:style-name="T1">/</text:span><text:span text:style-name="T7">g </text:span><text:span text:style-name="T46"><text:s/>← </text:span><text:span text:style-name="T56">Verifica se existe um numero entre 0 e 9 </text:span><text:span text:style-name="T18">e se existir </text:span><text:span text:style-name="T19">seleciona</text:span><text:span text:style-name="T18"> tudo o que esta na esquerda dele menos ele</text:span></text:p>
      <text:p text:style-name="P39"><text:soft-page-break/>____________________</text:p>
      <text:p text:style-name="P37"><text:span text:style-name="T55">Negative </text:span>L<text:span text:style-name="T55">ookahead: </text:span><text:span text:style-name="T13">Identifica se uma palavra/caractere especifico existe na string e se não existir retorna ela, ou seja, retorna uma string caso certa palavra/caractere não exista nela. Para fazer isso basta envolver entre parênteses e colocar </text:span><text:span text:style-name="T22">?! </text:span><text:span text:style-name="T13"><text:s/>no começo: </text:span><text:span text:style-name="T22">(?! ) </text:span></text:p>
      <text:p text:style-name="P63"/>
      <text:p text:style-name="P43"><text:span text:style-name="T8">/^(?!.+inactive).+$/gim </text:span><text:span text:style-name="T47"><text:s/>← </text:span><text:span text:style-name="T48">Verifica se existe ‘inactive’ na string e se não existir seleciona a string</text:span></text:p>
      <text:p text:style-name="P58"/>
      <text:p text:style-name="P17"><text:span text:style-name="T9">Obs:</text:span><text:span text:style-name="T13"> Confuso e dificil</text:span></text:p>
      <text:p text:style-name="P39">____________________</text:p>
      <text:p text:style-name="P36">Positive Lookbehind: <text:span text:style-name="T15">Vai </text:span><text:span text:style-name="T16">pegar toda a </text:span><text:span text:style-name="T13">direita</text:span><text:span text:style-name="T16"> de uma string apartir de uma palavra especifica mas não vai pegar a palavra em si, ou seja, se uma palavra especifica existir na string vai selecionar tudo o que esta na </text:span><text:span text:style-name="T13">d</text:span><text:span text:style-name="T20">ireita</text:span><text:span text:style-name="T16"> dela mas não ela. Para fazer isso basta envolver entre parênteses e colocar </text:span><text:span text:style-name="T25">?&lt;=</text:span><text:span text:style-name="T23"> </text:span><text:span text:style-name="T16"><text:s/>no começo: </text:span><text:span text:style-name="T27">(?&lt;= ) </text:span></text:p>
      <text:p text:style-name="P64"/>
      <text:p text:style-name="P19"><text:span text:style-name="T22">/(?&lt;=A).+/</text:span><text:span text:style-name="T27">g</text:span><text:span text:style-name="T22"> </text:span><text:span text:style-name="T13"><text:s/>← </text:span><text:span text:style-name="T20">Verifica se existe ‘A’ e se existir seleciona tudo o que esta na direita dele menos ele</text:span></text:p>
      <text:p text:style-name="P60">____________________</text:p>
      <text:p text:style-name="P31"><text:span text:style-name="T11">N</text:span><text:span text:style-name="T9">egative Lookbehind:</text:span><text:span text:style-name="T14"> <text:s/></text:span><text:span text:style-name="T29">Identifica se uma palavra/caractere especifico existe na string e se não existir retorna ela, ou seja, retorna uma string caso certa palavra/caractere não exista nela. Para fazer isso basta envolver entre parênteses e colocar </text:span><text:span text:style-name="T28">?&lt;! </text:span><text:span text:style-name="T29"><text:s/>no começo: </text:span><text:span text:style-name="T28">(?&lt;! ) </text:span></text:p>
      <text:p text:style-name="P18"/>
      <text:p text:style-name="P1"><text:span text:style-name="T44">/^.+(?&lt;!ONLINE.+)$/gim </text:span><text:span text:style-name="T42"><text:s/>← </text:span><text:span text:style-name="T43">Verifica se existe ‘ONLINE’ na string</text:span></text:p>
      <text:p text:style-name="P61">____________________</text:p>
      <text:p text:style-name="P32"><text:span text:style-name="T9">Resumindo:</text:span> <text:span text:style-name="T49">Os positive excluem certa palavra e pegam o resto enquanto os negative pega string que não tem certa palavra</text:span></text:p>
      <text:p text:style-name="P67">____________________</text:p>
      <text:p text:style-name="P68"><text:soft-page-break/>OBS: Verifica os lookaround, acho que estão explicados errado, ou tem algo errado com a explicação, os lados ou o que fazem não sei, algo tá errado. Verifica!!!! <text:span text:style-name="T58">Ta tudo errado?</text:span></text:p>
      <text:p text:style-name="P69"><text:a xlink:type="simple" xlink:href="https://developer.mozilla.org/en-US/docs/Web/JavaScript/Guide/Regular_Expressions/Assertions" text:style-name="Internet_20_link" text:visited-style-name="Visited_20_Internet_20_Link"><text:span text:style-name="T13">https://developer.mozilla.org/en-US/docs/Web/JavaScript/Guide/Regular_Expressions/Assertions</text:span></text:a><text:span text:style-name="T13"> </text:span></text:p>
      <text:p text:style-name="P20">_____________________________________________________________________</text:p>
      <text:p text:style-name="P38"><text:s text:c="2"/><text:span text:style-name="T40">[\s\S]*? ← </text:span><text:span text:style-name="T41">Localiza tudo até quebras de linha (all)</text:span></text:p>
      <text:p text:style-name="P7">_____________________________________________________________________</text:p>
      <text:p text:style-name="P33">Exemplos:</text:p>
      <text:p text:style-name="P51"><text:span text:style-name="T21">const cpfs = `</text:span><text:span text:style-name="T12">Os cpfs são: 254.224.877-45 215.978.456-12 047.258.369-96</text:span></text:p>
      <text:p text:style-name="P47">963.987.321-00`</text:p>
      <text:p text:style-name="P50"/>
      <text:p text:style-name="P47">let reg = /(\d{3}\.){2}\d{3}-\d{2}/g</text:p>
      <text:p text:style-name="P47">console.log(cpfs.match(reg))</text:p>
      <text:p text:style-name="P21">__________________________</text:p>
      <text:p text:style-name="P45">const ips = `</text:p>
      <text:p text:style-name="P48">Os ips são: 0.0.0.0 </text:p>
      <text:p text:style-name="P48">192.168.0.25 </text:p>
      <text:p text:style-name="P48">10.10.5.12</text:p>
      <text:p text:style-name="P48">255.255.255.255`</text:p>
      <text:p text:style-name="P52"/>
      <text:p text:style-name="P47">const reg = /((25[0-5]|2[0-4]\d|1\d{2}|[1-9]\d|\d)(\.)){3}(25[0-5]|2[0-4]\d|1\d{2}|[1-9]\d|\d)/g</text:p>
      <text:p text:style-name="P50"/>
      <text:p text:style-name="P47">console.log(ips.match(reg))</text:p>
      <text:p text:style-name="P46">__________________________</text:p>
      <text:p text:style-name="P46">const html = `&lt;p type="module"&gt;olá mundo&lt;/p&gt; &lt;div&gt;sou uma div&lt;/div&gt;`</text:p>
      <text:p text:style-name="P50"/>
      <text:p text:style-name="P47">reg = /(&lt;(\w+)[\s\S]*?&gt;)([\s\S]*?)(&lt;\/\2&gt;)/gi</text:p>
      <text:p text:style-name="P47">console.log(html.replace(reg, '$1"-$3-"$4'))</text:p>
      <text:p text:style-name="P70"><text:soft-page-break/>__________________________</text:p>
      <text:p text:style-name="P44"/>
      <text:p text:style-name="P44">const cpf = `</text:p>
      <text:p text:style-name="P47">012.250.796-10</text:p>
      <text:p text:style-name="P47">111.111.111-11</text:p>
      <text:p text:style-name="P47">147.285.963-10`</text:p>
      <text:p text:style-name="P50"/>
      <text:p text:style-name="P47">console.log(cpf.match(/^(?!(\d)\1{2}\.\1{3}\.\1{3}-\1{2})\d{3}\.\d{3}\.\d{3}-\d{2}$/gm))</text:p>
      <text:p text:style-name="P70">__________________________</text:p>
      <text:p text:style-name="P44">const lookahead = `</text:p>
      <text:p text:style-name="P47">ONLINE 192.168.0.1 ABCDEF inactive</text:p>
      <text:p text:style-name="P47">OFFLINE 192.168.0.2 ABCDEF active</text:p>
      <text:p text:style-name="P47">ONLINE 192.168.0.3 ABCDEF active</text:p>
      <text:p text:style-name="P44">OFFLINE 192.168.0.6 ABCDEF inactive`</text:p>
      <text:p text:style-name="P22"/>
      <text:p text:style-name="P53">console.log(lookahead.match(/.+(?=[^in]active)/gim))</text:p>
      <text:p text:style-name="P53">console.log(lookahead.match(/^(?!.+inactive).+$/gim))</text:p>
      <text:p text:style-name="P53">console.log(lookahead.match(/(?&lt;=ONLINE\s+)\S+.*/gim))</text:p>
      <text:p text:style-name="P53">console.log(lookahead.match(/^.+(?&lt;!ONLINE.+)$/gim))</text:p>
      <text:p text:style-name="P22">_____________________________________________________________________</text:p>
      <text:p text:style-name="P24">Sempre que for criar alguma expressão regular pra principalmente validação de campo em formulario, cri<text:span text:style-name="T57">e</text:span> essa expressão apenas para verificar se o que foi digitado esta correto e não <text:span text:style-name="T57">tente fazer </text:span>algo perfeito.</text:p>
      <text:p text:style-name="P23">_____________________________________________________________________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06:52:18.147999242</meta:creation-date>
    <dc:date>2022-12-14T18:09:34.630245436</dc:date>
    <meta:editing-duration>PT7H48M14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6" meta:paragraph-count="108" meta:word-count="891" meta:character-count="6982" meta:non-whitespace-character-count="6151"/>
  </office:meta>
</office:document-meta>
</file>